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0</text:p>
      <text:p text:style-name="Standard"/>
      <text:p text:style-name="Standard">Demandeur : EARL DE PEN PARCOU</text:p>
      <text:p text:style-name="Standard">Adresse : 2 Pen Ar Parcou<text:line-break/>22610 KERBORS</text:p>
      <text:p text:style-name="Standard">Cédant : LE MERRER Dominique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KERBORS</text:p>
      <text:p text:style-name="Standard"/>
      <text:p text:style-name="Standard"/>
      <text:p text:style-name="Standard"/>
      <text:p text:style-name="P1">Dossier n° : C22250310</text:p>
      <text:p text:style-name="P1"/>
      <text:p text:style-name="P1">Demandeur : EARL DE PEN PARCOU</text:p>
      <text:p text:style-name="P1">Adresse : 2 Pen Ar Parcou<text:line-break/>22610 KERBORS</text:p>
      <text:p text:style-name="P1">Cédant : LE MERRER Dominique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KERBORS</text:p>
      <text:p text:style-name="P1"/>
      <text:p text:style-name="P1"/>
      <text:p text:style-name="P1">Parcelles : A695K - A695J - A694</text:p>
      <text:p text:style-name="P1">Superficie : 1,894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